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5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3.752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1.18cm"/>
    </style:style>
    <style:style style:name="co8" style:family="table-column">
      <style:table-column-properties fo:break-before="auto" style:column-width="1.482cm"/>
    </style:style>
    <style:style style:name="co9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3.297cm"/>
    </style:style>
    <style:style style:name="co11" style:family="table-column">
      <style:table-column-properties fo:break-before="auto" style:column-width="4.053cm"/>
    </style:style>
    <style:style style:name="co12" style:family="table-column">
      <style:table-column-properties fo:break-before="auto" style:column-width="3.237cm"/>
    </style:style>
    <style:style style:name="co13" style:family="table-column">
      <style:table-column-properties fo:break-before="auto" style:column-width="1.663cm"/>
    </style:style>
    <style:style style:name="co14" style:family="table-column">
      <style:table-column-properties fo:break-before="auto" style:column-width="1.512cm"/>
    </style:style>
    <style:style style:name="co15" style:family="table-column">
      <style:table-column-properties fo:break-before="auto" style:column-width="2.783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2.51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3.54cm"/>
    </style:style>
    <style:style style:name="co20" style:family="table-column">
      <style:table-column-properties fo:break-before="auto" style:column-width="4.295cm"/>
    </style:style>
    <style:style style:name="co21" style:family="table-column">
      <style:table-column-properties fo:break-before="auto" style:column-width="3.3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517cm" svg:height="13.277cm" svg:x="3.719cm" svg:y="6.592cm">
            <draw:object draw:notify-on-update-of-ranges="Sheet1.D1:Sheet1.D14 Sheet1.J1:Sheet1.J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39cm" svg:height="12.855cm" svg:x="27.522cm" svg:y="13.275cm">
            <draw:object draw:notify-on-update-of-ranges="Sheet1.D1:Sheet1.D14 Sheet1.K1:Sheet1.K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437cm" svg:height="11.29cm" svg:x="36.096cm" svg:y="0.903cm">
            <draw:object draw:notify-on-update-of-ranges="Sheet1.D1:Sheet1.D14 Sheet1.L1:Sheet1.L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i </text:p>
          </table:table-cell>
          <table:table-cell office:value-type="float" office:value="3.14161496" calcext:value-type="float">
            <text:p>3.14161496</text:p>
          </table:table-cell>
          <table:table-cell office:value-type="string" calcext:value-type="string">
            <text:p><text:s/>error </text:p>
          </table:table-cell>
          <table:table-cell office:value-type="float" office:value="0.0000071" calcext:value-type="float">
            <text:p>7.10E-06</text:p>
          </table:table-cell>
          <table:table-cell office:value-type="string" calcext:value-type="string">
            <text:p><text:s/>time (sec) </text:p>
          </table:table-cell>
          <table:table-cell office:value-type="float" office:value="1.285" calcext:value-type="float">
            <text:p>1.285</text:p>
          </table:table-cell>
          <table:table-cell table:formula="of:=[$Sheet1.$J$1]/[.J1]" office:value-type="float" office:value="1" calcext:value-type="float">
            <text:p>1</text:p>
          </table:table-cell>
          <table:table-cell table:formula="of:=[.K1]/[.D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i </text:p>
          </table:table-cell>
          <table:table-cell office:value-type="float" office:value="3.14170228" calcext:value-type="float">
            <text:p>3.14170228</text:p>
          </table:table-cell>
          <table:table-cell office:value-type="string" calcext:value-type="string">
            <text:p><text:s/>error </text:p>
          </table:table-cell>
          <table:table-cell office:value-type="float" office:value="0.0000349" calcext:value-type="float">
            <text:p>3.49E-05</text:p>
          </table:table-cell>
          <table:table-cell office:value-type="string" calcext:value-type="string">
            <text:p><text:s/>time (sec) </text:p>
          </table:table-cell>
          <table:table-cell office:value-type="float" office:value="0.6473" calcext:value-type="float">
            <text:p>0.6473</text:p>
          </table:table-cell>
          <table:table-cell table:formula="of:=[$Sheet1.$J$1]/[.J2]" office:value-type="float" office:value="1.98516916422061" calcext:value-type="float">
            <text:p>1.98516916422061</text:p>
          </table:table-cell>
          <table:table-cell table:formula="of:=[.K2]/[.D2]" office:value-type="float" office:value="0.992584582110304" calcext:value-type="float">
            <text:p>0.992584582110304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i </text:p>
          </table:table-cell>
          <table:table-cell office:value-type="float" office:value="3.14159108" calcext:value-type="float">
            <text:p>3.14159108</text:p>
          </table:table-cell>
          <table:table-cell office:value-type="string" calcext:value-type="string">
            <text:p><text:s/>error </text:p>
          </table:table-cell>
          <table:table-cell office:value-type="float" office:value="0.000000501" calcext:value-type="float">
            <text:p>5.01E-07</text:p>
          </table:table-cell>
          <table:table-cell office:value-type="string" calcext:value-type="string">
            <text:p><text:s/>time (sec) </text:p>
          </table:table-cell>
          <table:table-cell office:value-type="float" office:value="0.3258" calcext:value-type="float">
            <text:p>0.3258</text:p>
          </table:table-cell>
          <table:table-cell table:formula="of:=[$Sheet1.$J$1]/[.J3]" office:value-type="float" office:value="3.94413750767342" calcext:value-type="float">
            <text:p>3.94413750767342</text:p>
          </table:table-cell>
          <table:table-cell table:formula="of:=[.K3]/[.D3]" office:value-type="float" office:value="0.986034376918355" calcext:value-type="float">
            <text:p>0.986034376918355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i </text:p>
          </table:table-cell>
          <table:table-cell office:value-type="float" office:value="3.14159476" calcext:value-type="float">
            <text:p>3.14159476</text:p>
          </table:table-cell>
          <table:table-cell office:value-type="string" calcext:value-type="string">
            <text:p><text:s/>error </text:p>
          </table:table-cell>
          <table:table-cell office:value-type="float" office:value="0.00000067" calcext:value-type="float">
            <text:p>6.70E-07</text:p>
          </table:table-cell>
          <table:table-cell office:value-type="string" calcext:value-type="string">
            <text:p><text:s/>time (sec) </text:p>
          </table:table-cell>
          <table:table-cell office:value-type="float" office:value="0.1657" calcext:value-type="float">
            <text:p>0.1657</text:p>
          </table:table-cell>
          <table:table-cell table:formula="of:=[$Sheet1.$J$1]/[.J4]" office:value-type="float" office:value="7.75497887748944" calcext:value-type="float">
            <text:p>7.75497887748944</text:p>
          </table:table-cell>
          <table:table-cell table:formula="of:=[.K4]/[.D4]" office:value-type="float" office:value="0.96937235968618" calcext:value-type="float">
            <text:p>0.96937235968618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pi </text:p>
          </table:table-cell>
          <table:table-cell office:value-type="float" office:value="3.14152912" calcext:value-type="float">
            <text:p>3.14152912</text:p>
          </table:table-cell>
          <table:table-cell office:value-type="string" calcext:value-type="string">
            <text:p><text:s/>error </text:p>
          </table:table-cell>
          <table:table-cell office:value-type="float" office:value="0.0000202" calcext:value-type="float">
            <text:p>2.02E-05</text:p>
          </table:table-cell>
          <table:table-cell office:value-type="string" calcext:value-type="string">
            <text:p><text:s/>time (sec) </text:p>
          </table:table-cell>
          <table:table-cell office:value-type="float" office:value="0.0857" calcext:value-type="float">
            <text:p>0.0857</text:p>
          </table:table-cell>
          <table:table-cell table:formula="of:=[$Sheet1.$J$1]/[.J5]" office:value-type="float" office:value="14.9941656942824" calcext:value-type="float">
            <text:p>14.9941656942824</text:p>
          </table:table-cell>
          <table:table-cell table:formula="of:=[.K5]/[.D5]" office:value-type="float" office:value="0.937135355892649" calcext:value-type="float">
            <text:p>0.937135355892649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pi </text:p>
          </table:table-cell>
          <table:table-cell office:value-type="float" office:value="3.14159012" calcext:value-type="float">
            <text:p>3.14159012</text:p>
          </table:table-cell>
          <table:table-cell office:value-type="string" calcext:value-type="string">
            <text:p><text:s/>error </text:p>
          </table:table-cell>
          <table:table-cell office:value-type="float" office:value="0.000000806" calcext:value-type="float">
            <text:p>8.06E-07</text:p>
          </table:table-cell>
          <table:table-cell office:value-type="string" calcext:value-type="string">
            <text:p><text:s/>time (sec) </text:p>
          </table:table-cell>
          <table:table-cell office:value-type="float" office:value="0.0458" calcext:value-type="float">
            <text:p>0.0458</text:p>
          </table:table-cell>
          <table:table-cell table:formula="of:=[$Sheet1.$J$1]/[.J6]" office:value-type="float" office:value="28.056768558952" calcext:value-type="float">
            <text:p>28.056768558952</text:p>
          </table:table-cell>
          <table:table-cell table:formula="of:=[.K6]/[.D6]" office:value-type="float" office:value="0.876774017467249" calcext:value-type="float">
            <text:p>0.876774017467249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pi </text:p>
          </table:table-cell>
          <table:table-cell office:value-type="float" office:value="3.14135124" calcext:value-type="float">
            <text:p>3.14135124</text:p>
          </table:table-cell>
          <table:table-cell office:value-type="string" calcext:value-type="string">
            <text:p><text:s/>error </text:p>
          </table:table-cell>
          <table:table-cell office:value-type="float" office:value="0.0000768" calcext:value-type="float">
            <text:p>7.68E-05</text:p>
          </table:table-cell>
          <table:table-cell office:value-type="string" calcext:value-type="string">
            <text:p><text:s/>time (sec) </text:p>
          </table:table-cell>
          <table:table-cell office:value-type="float" office:value="0.0432" calcext:value-type="float">
            <text:p>0.0432</text:p>
          </table:table-cell>
          <table:table-cell table:formula="of:=[$Sheet1.$J$1]/[.J7]" office:value-type="float" office:value="29.7453703703704" calcext:value-type="float">
            <text:p>29.7453703703704</text:p>
          </table:table-cell>
          <table:table-cell table:formula="of:=[.K7]/[.D7]" office:value-type="float" office:value="0.464771412037037" calcext:value-type="float">
            <text:p>0.464771412037037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i </text:p>
          </table:table-cell>
          <table:table-cell office:value-type="float" office:value="3.14292992" calcext:value-type="float">
            <text:p>3.14292992</text:p>
          </table:table-cell>
          <table:table-cell office:value-type="string" calcext:value-type="string">
            <text:p><text:s/>error </text:p>
          </table:table-cell>
          <table:table-cell office:value-type="float" office:value="0.000426" calcext:value-type="float">
            <text:p>4.26E-04</text:p>
          </table:table-cell>
          <table:table-cell office:value-type="string" calcext:value-type="string">
            <text:p><text:s/>time (sec) </text:p>
          </table:table-cell>
          <table:table-cell office:value-type="float" office:value="0.0373" calcext:value-type="float">
            <text:p>0.0373</text:p>
          </table:table-cell>
          <table:table-cell table:formula="of:=[$Sheet1.$J$1]/[.J8]" office:value-type="float" office:value="34.4504021447721" calcext:value-type="float">
            <text:p>34.4504021447721</text:p>
          </table:table-cell>
          <table:table-cell table:formula="of:=[.K8]/[.D8]" office:value-type="float" office:value="0.269143766756032" calcext:value-type="float">
            <text:p>0.269143766756032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pi </text:p>
          </table:table-cell>
          <table:table-cell office:value-type="float" office:value="3.14129952" calcext:value-type="float">
            <text:p>3.14129952</text:p>
          </table:table-cell>
          <table:table-cell office:value-type="string" calcext:value-type="string">
            <text:p><text:s/>error </text:p>
          </table:table-cell>
          <table:table-cell office:value-type="float" office:value="0.0000933" calcext:value-type="float">
            <text:p>9.33E-05</text:p>
          </table:table-cell>
          <table:table-cell office:value-type="string" calcext:value-type="string">
            <text:p><text:s/>time (sec) </text:p>
          </table:table-cell>
          <table:table-cell office:value-type="float" office:value="0.037" calcext:value-type="float">
            <text:p>0.037</text:p>
          </table:table-cell>
          <table:table-cell table:formula="of:=[$Sheet1.$J$1]/[.J9]" office:value-type="float" office:value="34.7297297297297" calcext:value-type="float">
            <text:p>34.7297297297297</text:p>
          </table:table-cell>
          <table:table-cell table:formula="of:=[.K9]/[.D9]" office:value-type="float" office:value="0.135663006756757" calcext:value-type="float">
            <text:p>0.135663006756757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pi </text:p>
          </table:table-cell>
          <table:table-cell office:value-type="float" office:value="3.14684508" calcext:value-type="float">
            <text:p>3.14684508</text:p>
          </table:table-cell>
          <table:table-cell office:value-type="string" calcext:value-type="string">
            <text:p><text:s/>error </text:p>
          </table:table-cell>
          <table:table-cell office:value-type="float" office:value="0.00167" calcext:value-type="float">
            <text:p>1.67E-03</text:p>
          </table:table-cell>
          <table:table-cell office:value-type="string" calcext:value-type="string">
            <text:p><text:s/>time (sec) </text:p>
          </table:table-cell>
          <table:table-cell office:value-type="float" office:value="0.0381" calcext:value-type="float">
            <text:p>0.0381</text:p>
          </table:table-cell>
          <table:table-cell table:formula="of:=[$Sheet1.$J$1]/[.J10]" office:value-type="float" office:value="33.7270341207349" calcext:value-type="float">
            <text:p>33.7270341207349</text:p>
          </table:table-cell>
          <table:table-cell table:formula="of:=[.K10]/[.D10]" office:value-type="float" office:value="0.0658731135170604" calcext:value-type="float">
            <text:p>0.0658731135170604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pi </text:p>
          </table:table-cell>
          <table:table-cell office:value-type="float" office:value="3.1514026" calcext:value-type="float">
            <text:p>3.1514026</text:p>
          </table:table-cell>
          <table:table-cell office:value-type="string" calcext:value-type="string">
            <text:p><text:s/>error </text:p>
          </table:table-cell>
          <table:table-cell office:value-type="float" office:value="0.00312" calcext:value-type="float">
            <text:p>3.12E-03</text:p>
          </table:table-cell>
          <table:table-cell office:value-type="string" calcext:value-type="string">
            <text:p><text:s/>time (sec) </text:p>
          </table:table-cell>
          <table:table-cell office:value-type="float" office:value="0.0404" calcext:value-type="float">
            <text:p>0.0404</text:p>
          </table:table-cell>
          <table:table-cell table:formula="of:=[$Sheet1.$J$1]/[.J11]" office:value-type="float" office:value="31.8069306930693" calcext:value-type="float">
            <text:p>31.8069306930693</text:p>
          </table:table-cell>
          <table:table-cell table:formula="of:=[.K11]/[.D11]" office:value-type="float" office:value="0.0310614557549505" calcext:value-type="float">
            <text:p>0.0310614557549505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pi </text:p>
          </table:table-cell>
          <table:table-cell office:value-type="float" office:value="3.14536116" calcext:value-type="float">
            <text:p>3.14536116</text:p>
          </table:table-cell>
          <table:table-cell office:value-type="string" calcext:value-type="string">
            <text:p><text:s/>error </text:p>
          </table:table-cell>
          <table:table-cell office:value-type="float" office:value="0.0012" calcext:value-type="float">
            <text:p>1.20E-03</text:p>
          </table:table-cell>
          <table:table-cell office:value-type="string" calcext:value-type="string">
            <text:p><text:s/>time (sec) </text:p>
          </table:table-cell>
          <table:table-cell office:value-type="float" office:value="0.0673" calcext:value-type="float">
            <text:p>0.0673</text:p>
          </table:table-cell>
          <table:table-cell table:formula="of:=[$Sheet1.$J$1]/[.J12]" office:value-type="float" office:value="19.0936106983655" calcext:value-type="float">
            <text:p>19.0936106983655</text:p>
          </table:table-cell>
          <table:table-cell table:formula="of:=[.K12]/[.D12]" office:value-type="float" office:value="0.00932305209881129" calcext:value-type="float">
            <text:p>0.00932305209881129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pi </text:p>
          </table:table-cell>
          <table:table-cell office:value-type="float" office:value="3.14941624" calcext:value-type="float">
            <text:p>3.14941624</text:p>
          </table:table-cell>
          <table:table-cell office:value-type="string" calcext:value-type="string">
            <text:p><text:s/>error </text:p>
          </table:table-cell>
          <table:table-cell office:value-type="float" office:value="0.00249" calcext:value-type="float">
            <text:p>2.49E-03</text:p>
          </table:table-cell>
          <table:table-cell office:value-type="string" calcext:value-type="string">
            <text:p><text:s/>time (sec) </text:p>
          </table:table-cell>
          <table:table-cell office:value-type="float" office:value="0.1302" calcext:value-type="float">
            <text:p>0.1302</text:p>
          </table:table-cell>
          <table:table-cell table:formula="of:=[$Sheet1.$J$1]/[.J13]" office:value-type="float" office:value="9.86943164362519" calcext:value-type="float">
            <text:p>9.86943164362519</text:p>
          </table:table-cell>
          <table:table-cell table:formula="of:=[.K13]/[.D13]" office:value-type="float" office:value="0.00240952920986943" calcext:value-type="float">
            <text:p>0.00240952920986943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<text:s/>pi </text:p>
          </table:table-cell>
          <table:table-cell office:value-type="float" office:value="3.13770312" calcext:value-type="float">
            <text:p>3.13770312</text:p>
          </table:table-cell>
          <table:table-cell office:value-type="string" calcext:value-type="string">
            <text:p><text:s/>error </text:p>
          </table:table-cell>
          <table:table-cell office:value-type="float" office:value="0.00124" calcext:value-type="float">
            <text:p>1.24E-03</text:p>
          </table:table-cell>
          <table:table-cell office:value-type="string" calcext:value-type="string">
            <text:p><text:s/>time (sec) </text:p>
          </table:table-cell>
          <table:table-cell office:value-type="float" office:value="0.2684" calcext:value-type="float">
            <text:p>0.2684</text:p>
          </table:table-cell>
          <table:table-cell table:formula="of:=[$Sheet1.$J$1]/[.J14]" office:value-type="float" office:value="4.7876304023845" calcext:value-type="float">
            <text:p>4.7876304023845</text:p>
          </table:table-cell>
          <table:table-cell table:formula="of:=[.K14]/[.D14]" office:value-type="float" office:value="0.000584427539353577" calcext:value-type="float">
            <text:p>0.000584427539353577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i </text:p>
          </table:table-cell>
          <table:table-cell office:value-type="float" office:value="1.423620226" calcext:value-type="float">
            <text:p>1.423620226</text:p>
          </table:table-cell>
          <table:table-cell office:value-type="string" calcext:value-type="string">
            <text:p><text:s/>error </text:p>
          </table:table-cell>
          <table:table-cell office:value-type="float" office:value="0.547" calcext:value-type="float">
            <text:p>5.47E-01</text:p>
          </table:table-cell>
          <table:table-cell office:value-type="string" calcext:value-type="string">
            <text:p><text:s/>time (sec) </text:p>
          </table:table-cell>
          <table:table-cell office:value-type="float" office:value="127.9104" calcext:value-type="float">
            <text:p>127.9104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i </text:p>
          </table:table-cell>
          <table:table-cell office:value-type="float" office:value="3.1416070092" calcext:value-type="float">
            <text:p>3.1416070092</text:p>
          </table:table-cell>
          <table:table-cell office:value-type="string" calcext:value-type="string">
            <text:p><text:s/>error </text:p>
          </table:table-cell>
          <table:table-cell office:value-type="float" office:value="0.00000457" calcext:value-type="float">
            <text:p>4.57E-06</text:p>
          </table:table-cell>
          <table:table-cell office:value-type="string" calcext:value-type="string">
            <text:p><text:s/>time (sec) </text:p>
          </table:table-cell>
          <table:table-cell office:value-type="float" office:value="64.0838" calcext:value-type="float">
            <text:p>64.0838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i </text:p>
          </table:table-cell>
          <table:table-cell office:value-type="float" office:value="3.1416060276" calcext:value-type="float">
            <text:p>3.1416060276</text:p>
          </table:table-cell>
          <table:table-cell office:value-type="string" calcext:value-type="string">
            <text:p><text:s/>error </text:p>
          </table:table-cell>
          <table:table-cell office:value-type="float" office:value="0.00000426" calcext:value-type="float">
            <text:p>4.26E-06</text:p>
          </table:table-cell>
          <table:table-cell office:value-type="string" calcext:value-type="string">
            <text:p><text:s/>time (sec) </text:p>
          </table:table-cell>
          <table:table-cell office:value-type="float" office:value="32.0484" calcext:value-type="float">
            <text:p>32.0484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i </text:p>
          </table:table-cell>
          <table:table-cell office:value-type="float" office:value="3.1416118228" calcext:value-type="float">
            <text:p>3.1416118228</text:p>
          </table:table-cell>
          <table:table-cell office:value-type="string" calcext:value-type="string">
            <text:p><text:s/>error </text:p>
          </table:table-cell>
          <table:table-cell office:value-type="float" office:value="0.0000061" calcext:value-type="float">
            <text:p>6.10E-06</text:p>
          </table:table-cell>
          <table:table-cell office:value-type="string" calcext:value-type="string">
            <text:p><text:s/>time (sec) </text:p>
          </table:table-cell>
          <table:table-cell office:value-type="float" office:value="16.0326" calcext:value-type="float">
            <text:p>16.0326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pi </text:p>
          </table:table-cell>
          <table:table-cell office:value-type="float" office:value="3.1416066896" calcext:value-type="float">
            <text:p>3.1416066896</text:p>
          </table:table-cell>
          <table:table-cell office:value-type="string" calcext:value-type="string">
            <text:p><text:s/>error </text:p>
          </table:table-cell>
          <table:table-cell office:value-type="float" office:value="0.00000447" calcext:value-type="float">
            <text:p>4.47E-06</text:p>
          </table:table-cell>
          <table:table-cell office:value-type="string" calcext:value-type="string">
            <text:p><text:s/>time (sec) </text:p>
          </table:table-cell>
          <table:table-cell office:value-type="float" office:value="8.0246" calcext:value-type="float">
            <text:p>8.0246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pi </text:p>
          </table:table-cell>
          <table:table-cell office:value-type="float" office:value="3.1416332068" calcext:value-type="float">
            <text:p>3.1416332068</text:p>
          </table:table-cell>
          <table:table-cell office:value-type="string" calcext:value-type="string">
            <text:p><text:s/>error </text:p>
          </table:table-cell>
          <table:table-cell office:value-type="float" office:value="0.0000129" calcext:value-type="float">
            <text:p>1.29E-05</text:p>
          </table:table-cell>
          <table:table-cell office:value-type="string" calcext:value-type="string">
            <text:p><text:s/>time (sec) </text:p>
          </table:table-cell>
          <table:table-cell office:value-type="float" office:value="4.0214" calcext:value-type="float">
            <text:p>4.0214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pi </text:p>
          </table:table-cell>
          <table:table-cell office:value-type="float" office:value="3.1416139092" calcext:value-type="float">
            <text:p>3.1416139092</text:p>
          </table:table-cell>
          <table:table-cell office:value-type="string" calcext:value-type="string">
            <text:p><text:s/>error </text:p>
          </table:table-cell>
          <table:table-cell office:value-type="float" office:value="0.00000677" calcext:value-type="float">
            <text:p>6.77E-06</text:p>
          </table:table-cell>
          <table:table-cell office:value-type="string" calcext:value-type="string">
            <text:p><text:s/>time (sec) </text:p>
          </table:table-cell>
          <table:table-cell office:value-type="float" office:value="3.2252" calcext:value-type="float">
            <text:p>3.2252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i </text:p>
          </table:table-cell>
          <table:table-cell office:value-type="float" office:value="3.1415943424" calcext:value-type="float">
            <text:p>3.1415943424</text:p>
          </table:table-cell>
          <table:table-cell office:value-type="string" calcext:value-type="string">
            <text:p><text:s/>error </text:p>
          </table:table-cell>
          <table:table-cell office:value-type="float" office:value="0.000000538" calcext:value-type="float">
            <text:p>5.38E-07</text:p>
          </table:table-cell>
          <table:table-cell office:value-type="string" calcext:value-type="string">
            <text:p><text:s/>time (sec) </text:p>
          </table:table-cell>
          <table:table-cell office:value-type="float" office:value="2.7733" calcext:value-type="float">
            <text:p>2.7733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pi </text:p>
          </table:table-cell>
          <table:table-cell office:value-type="float" office:value="3.141647312" calcext:value-type="float">
            <text:p>3.141647312</text:p>
          </table:table-cell>
          <table:table-cell office:value-type="string" calcext:value-type="string">
            <text:p><text:s/>error </text:p>
          </table:table-cell>
          <table:table-cell office:value-type="float" office:value="0.0000174" calcext:value-type="float">
            <text:p>1.74E-05</text:p>
          </table:table-cell>
          <table:table-cell office:value-type="string" calcext:value-type="string">
            <text:p><text:s/>time (sec) </text:p>
          </table:table-cell>
          <table:table-cell office:value-type="float" office:value="2.7057" calcext:value-type="float">
            <text:p>2.7057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pi </text:p>
          </table:table-cell>
          <table:table-cell office:value-type="float" office:value="3.1415762012" calcext:value-type="float">
            <text:p>3.1415762012</text:p>
          </table:table-cell>
          <table:table-cell office:value-type="string" calcext:value-type="string">
            <text:p><text:s/>error </text:p>
          </table:table-cell>
          <table:table-cell office:value-type="float" office:value="0.00000524" calcext:value-type="float">
            <text:p>5.24E-06</text:p>
          </table:table-cell>
          <table:table-cell office:value-type="string" calcext:value-type="string">
            <text:p><text:s/>time (sec) </text:p>
          </table:table-cell>
          <table:table-cell office:value-type="float" office:value="2.6931" calcext:value-type="float">
            <text:p>2.6931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pi </text:p>
          </table:table-cell>
          <table:table-cell office:value-type="float" office:value="3.1414319268" calcext:value-type="float">
            <text:p>3.1414319268</text:p>
          </table:table-cell>
          <table:table-cell office:value-type="string" calcext:value-type="string">
            <text:p><text:s/>error </text:p>
          </table:table-cell>
          <table:table-cell office:value-type="float" office:value="0.0000512" calcext:value-type="float">
            <text:p>5.12E-05</text:p>
          </table:table-cell>
          <table:table-cell office:value-type="string" calcext:value-type="string">
            <text:p><text:s/>time (sec) </text:p>
          </table:table-cell>
          <table:table-cell office:value-type="float" office:value="2.6903" calcext:value-type="float">
            <text:p>2.6903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pi </text:p>
          </table:table-cell>
          <table:table-cell office:value-type="float" office:value="3.1412588724" calcext:value-type="float">
            <text:p>3.1412588724</text:p>
          </table:table-cell>
          <table:table-cell office:value-type="string" calcext:value-type="string">
            <text:p><text:s/>error </text:p>
          </table:table-cell>
          <table:table-cell office:value-type="float" office:value="0.000106" calcext:value-type="float">
            <text:p>1.06E-04</text:p>
          </table:table-cell>
          <table:table-cell office:value-type="string" calcext:value-type="string">
            <text:p><text:s/>time (sec) </text:p>
          </table:table-cell>
          <table:table-cell office:value-type="float" office:value="2.7042" calcext:value-type="float">
            <text:p>2.7042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pi </text:p>
          </table:table-cell>
          <table:table-cell office:value-type="float" office:value="3.140716972" calcext:value-type="float">
            <text:p>3.140716972</text:p>
          </table:table-cell>
          <table:table-cell office:value-type="string" calcext:value-type="string">
            <text:p><text:s/>error </text:p>
          </table:table-cell>
          <table:table-cell office:value-type="float" office:value="0.000279" calcext:value-type="float">
            <text:p>2.79E-04</text:p>
          </table:table-cell>
          <table:table-cell office:value-type="string" calcext:value-type="string">
            <text:p><text:s/>time (sec) </text:p>
          </table:table-cell>
          <table:table-cell office:value-type="float" office:value="2.7331" calcext:value-type="float">
            <text:p>2.7331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Threads 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<text:s/>pi </text:p>
          </table:table-cell>
          <table:table-cell office:value-type="float" office:value="3.1412633928" calcext:value-type="float">
            <text:p>3.1412633928</text:p>
          </table:table-cell>
          <table:table-cell office:value-type="string" calcext:value-type="string">
            <text:p><text:s/>error </text:p>
          </table:table-cell>
          <table:table-cell office:value-type="float" office:value="0.000105" calcext:value-type="float">
            <text:p>1.05E-04</text:p>
          </table:table-cell>
          <table:table-cell office:value-type="string" calcext:value-type="string">
            <text:p><text:s/>time (sec) </text:p>
          </table:table-cell>
          <table:table-cell office:value-type="float" office:value="2.7718" calcext:value-type="float">
            <text:p>2.7718</text:p>
          </table:table-cell>
        </table:table-row>
      </table:table>
      <table:table table:name="Sheet3" table:style-name="ta1">
        <table:shapes>
          <draw:frame draw:z-index="0" draw:style-name="gr1" draw:text-style-name="P1" svg:width="19.832cm" svg:height="13.487cm" svg:x="11.258cm" svg:y="4.907cm">
            <draw:object draw:notify-on-update-of-ranges="Sheet3.B1:Sheet3.B7 Sheet3.H1:Sheet3.H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5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ials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Threads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pi </text:p>
          </table:table-cell>
          <table:table-cell office:value-type="float" office:value="2.992" calcext:value-type="float">
            <text:p>2.992</text:p>
          </table:table-cell>
          <table:table-cell office:value-type="string" calcext:value-type="string">
            <text:p><text:s/>error </text:p>
          </table:table-cell>
          <table:table-cell office:value-type="float" office:value="0.0476" calcext:value-type="float">
            <text:p>0.0476</text:p>
          </table:table-cell>
          <table:table-cell office:value-type="string" calcext:value-type="string">
            <text:p><text:s/>time (sec) 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Threads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pi </text:p>
          </table:table-cell>
          <table:table-cell office:value-type="float" office:value="3.1732" calcext:value-type="float">
            <text:p>3.1732</text:p>
          </table:table-cell>
          <table:table-cell office:value-type="string" calcext:value-type="string">
            <text:p><text:s/>error 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/>time (sec) 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<text:s/>Threads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pi </text:p>
          </table:table-cell>
          <table:table-cell office:value-type="float" office:value="3.15508" calcext:value-type="float">
            <text:p>3.15508</text:p>
          </table:table-cell>
          <table:table-cell office:value-type="string" calcext:value-type="string">
            <text:p><text:s/>error </text:p>
          </table:table-cell>
          <table:table-cell office:value-type="float" office:value="0.00429" calcext:value-type="float">
            <text:p>0.00429</text:p>
          </table:table-cell>
          <table:table-cell office:value-type="string" calcext:value-type="string">
            <text:p><text:s/>time (sec) 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/>Threads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pi </text:p>
          </table:table-cell>
          <table:table-cell office:value-type="float" office:value="3.145396" calcext:value-type="float">
            <text:p>3.145396</text:p>
          </table:table-cell>
          <table:table-cell office:value-type="string" calcext:value-type="string">
            <text:p><text:s/>error </text:p>
          </table:table-cell>
          <table:table-cell office:value-type="float" office:value="0.00121" calcext:value-type="float">
            <text:p>0.00121</text:p>
          </table:table-cell>
          <table:table-cell office:value-type="string" calcext:value-type="string">
            <text:p><text:s/>time (sec) 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<text:s/>Threads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pi </text:p>
          </table:table-cell>
          <table:table-cell office:value-type="float" office:value="3.1456372" calcext:value-type="float">
            <text:p>3.1456372</text:p>
          </table:table-cell>
          <table:table-cell office:value-type="string" calcext:value-type="string">
            <text:p><text:s/>error </text:p>
          </table:table-cell>
          <table:table-cell office:value-type="float" office:value="0.00129" calcext:value-type="float">
            <text:p>0.00129</text:p>
          </table:table-cell>
          <table:table-cell office:value-type="string" calcext:value-type="string">
            <text:p><text:s/>time (sec) 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Threads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pi </text:p>
          </table:table-cell>
          <table:table-cell office:value-type="float" office:value="3.14094004" calcext:value-type="float">
            <text:p>3.14094004</text:p>
          </table:table-cell>
          <table:table-cell office:value-type="string" calcext:value-type="string">
            <text:p><text:s/>error </text:p>
          </table:table-cell>
          <table:table-cell office:value-type="float" office:value="0.000208" calcext:value-type="float">
            <text:p>0.000208</text:p>
          </table:table-cell>
          <table:table-cell office:value-type="string" calcext:value-type="string">
            <text:p><text:s/>time (sec) 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string" calcext:value-type="string">
            <text:p>Trials 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Threads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pi </text:p>
          </table:table-cell>
          <table:table-cell office:value-type="float" office:value="3.141617908" calcext:value-type="float">
            <text:p>3.141617908</text:p>
          </table:table-cell>
          <table:table-cell office:value-type="string" calcext:value-type="string">
            <text:p><text:s/>error </text:p>
          </table:table-cell>
          <table:table-cell office:value-type="float" office:value="0.00000804" calcext:value-type="float">
            <text:p>0.00000804</text:p>
          </table:table-cell>
          <table:table-cell office:value-type="string" calcext:value-type="string">
            <text:p><text:s/>time (sec) </text:p>
          </table:table-cell>
          <table:table-cell office:value-type="float" office:value="0.2745" calcext:value-type="float">
            <text:p>0.2745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4" table:style-name="ta1">
        <table:shapes>
          <draw:frame draw:z-index="0" draw:style-name="gr1" draw:text-style-name="P1" svg:width="17.723cm" svg:height="10.236cm" svg:x="2.17cm" svg:y="9.754cm">
            <draw:object draw:notify-on-update-of-ranges="Sheet4.D1:Sheet4.D7 Sheet4.J1:Sheet4.J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9.411cm" svg:height="10.918cm" svg:x="22.592cm" svg:y="11.36cm">
            <draw:object draw:notify-on-update-of-ranges="Sheet4.D1:Sheet4.D7 Sheet4.K1:Sheet4.K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32.146cm" svg:y="0.973cm">
            <draw:object draw:notify-on-update-of-ranges="Sheet4.D1:Sheet4.D7 Sheet4.L1:Sheet4.L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i </text:p>
          </table:table-cell>
          <table:table-cell office:value-type="float" office:value="3.14159265359043" calcext:value-type="float">
            <text:p>3.14159265359043</text:p>
          </table:table-cell>
          <table:table-cell office:value-type="string" calcext:value-type="string">
            <text:p><text:s/>relative error </text:p>
          </table:table-cell>
          <table:table-cell office:value-type="float" office:value="0.000000000000202" calcext:value-type="float">
            <text:p>2.02E-13</text:p>
          </table:table-cell>
          <table:table-cell office:value-type="string" calcext:value-type="string">
            <text:p><text:s/>time (sec) </text:p>
          </table:table-cell>
          <table:table-cell office:value-type="float" office:value="0.1515" calcext:value-type="float">
            <text:p>0.1515</text:p>
          </table:table-cell>
          <table:table-cell table:formula="of:=[$Sheet4.$J$1]/[.J1]" office:value-type="float" office:value="1" calcext:value-type="float">
            <text:p>1</text:p>
          </table:table-cell>
          <table:table-cell table:formula="of:=[.K1]/[.D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i </text:p>
          </table:table-cell>
          <table:table-cell office:value-type="float" office:value="3.14159265359002" calcext:value-type="float">
            <text:p>3.14159265359002</text:p>
          </table:table-cell>
          <table:table-cell office:value-type="string" calcext:value-type="string">
            <text:p><text:s/>relative error </text:p>
          </table:table-cell>
          <table:table-cell office:value-type="float" office:value="0.0000000000000729" calcext:value-type="float">
            <text:p>7.29E-14</text:p>
          </table:table-cell>
          <table:table-cell office:value-type="string" calcext:value-type="string">
            <text:p><text:s/>time (sec) </text:p>
          </table:table-cell>
          <table:table-cell office:value-type="float" office:value="0.3904" calcext:value-type="float">
            <text:p>0.3904</text:p>
          </table:table-cell>
          <table:table-cell table:formula="of:=[$Sheet4.$J$1]/[.J2]" office:value-type="float" office:value="0.388063524590164" calcext:value-type="float">
            <text:p>0.388063524590164</text:p>
          </table:table-cell>
          <table:table-cell table:formula="of:=[.K2]/[.D2]" office:value-type="float" office:value="0.194031762295082" calcext:value-type="float">
            <text:p>0.194031762295082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i </text:p>
          </table:table-cell>
          <table:table-cell office:value-type="float" office:value="3.14159265359022" calcext:value-type="float">
            <text:p>3.14159265359022</text:p>
          </table:table-cell>
          <table:table-cell office:value-type="string" calcext:value-type="string">
            <text:p><text:s/>relative error </text:p>
          </table:table-cell>
          <table:table-cell office:value-type="float" office:value="0.000000000000135" calcext:value-type="float">
            <text:p>1.35E-13</text:p>
          </table:table-cell>
          <table:table-cell office:value-type="string" calcext:value-type="string">
            <text:p><text:s/>time (sec) </text:p>
          </table:table-cell>
          <table:table-cell office:value-type="float" office:value="0.1971" calcext:value-type="float">
            <text:p>0.1971</text:p>
          </table:table-cell>
          <table:table-cell table:formula="of:=[$Sheet4.$J$1]/[.J3]" office:value-type="float" office:value="0.768645357686454" calcext:value-type="float">
            <text:p>0.768645357686454</text:p>
          </table:table-cell>
          <table:table-cell table:formula="of:=[.K3]/[.D3]" office:value-type="float" office:value="0.192161339421613" calcext:value-type="float">
            <text:p>0.192161339421613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i </text:p>
          </table:table-cell>
          <table:table-cell office:value-type="float" office:value="3.14159265358961" calcext:value-type="float">
            <text:p>3.14159265358961</text:p>
          </table:table-cell>
          <table:table-cell office:value-type="string" calcext:value-type="string">
            <text:p><text:s/>relative error </text:p>
          </table:table-cell>
          <table:table-cell office:value-type="float" office:value="0.0000000000000571" calcext:value-type="float">
            <text:p>5.71E-14</text:p>
          </table:table-cell>
          <table:table-cell office:value-type="string" calcext:value-type="string">
            <text:p><text:s/>time (sec) </text:p>
          </table:table-cell>
          <table:table-cell office:value-type="float" office:value="0.1152" calcext:value-type="float">
            <text:p>0.1152</text:p>
          </table:table-cell>
          <table:table-cell table:formula="of:=[$Sheet4.$J$1]/[.J4]" office:value-type="float" office:value="1.31510416666667" calcext:value-type="float">
            <text:p>1.31510416666667</text:p>
          </table:table-cell>
          <table:table-cell table:formula="of:=[.K4]/[.D4]" office:value-type="float" office:value="0.164388020833333" calcext:value-type="float">
            <text:p>0.164388020833333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pi </text:p>
          </table:table-cell>
          <table:table-cell office:value-type="float" office:value="3.14159265358978" calcext:value-type="float">
            <text:p>3.14159265358978</text:p>
          </table:table-cell>
          <table:table-cell office:value-type="string" calcext:value-type="string">
            <text:p><text:s/>relative error </text:p>
          </table:table-cell>
          <table:table-cell office:value-type="float" office:value="5.65E-015" calcext:value-type="float">
            <text:p>5.65E-15</text:p>
          </table:table-cell>
          <table:table-cell office:value-type="string" calcext:value-type="string">
            <text:p><text:s/>time (sec) </text:p>
          </table:table-cell>
          <table:table-cell office:value-type="float" office:value="0.0649" calcext:value-type="float">
            <text:p>0.0649</text:p>
          </table:table-cell>
          <table:table-cell table:formula="of:=[$Sheet4.$J$1]/[.J5]" office:value-type="float" office:value="2.33436055469954" calcext:value-type="float">
            <text:p>2.33436055469954</text:p>
          </table:table-cell>
          <table:table-cell table:formula="of:=[.K5]/[.D5]" office:value-type="float" office:value="0.145897534668721" calcext:value-type="float">
            <text:p>0.145897534668721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pi </text:p>
          </table:table-cell>
          <table:table-cell office:value-type="float" office:value="3.14159265358977" calcext:value-type="float">
            <text:p>3.14159265358977</text:p>
          </table:table-cell>
          <table:table-cell office:value-type="string" calcext:value-type="string">
            <text:p><text:s/>relative error </text:p>
          </table:table-cell>
          <table:table-cell office:value-type="float" office:value="6.22E-015" calcext:value-type="float">
            <text:p>6.22E-15</text:p>
          </table:table-cell>
          <table:table-cell office:value-type="string" calcext:value-type="string">
            <text:p><text:s/>time (sec) </text:p>
          </table:table-cell>
          <table:table-cell office:value-type="float" office:value="0.0495" calcext:value-type="float">
            <text:p>0.0495</text:p>
          </table:table-cell>
          <table:table-cell table:formula="of:=[$Sheet4.$J$1]/[.J6]" office:value-type="float" office:value="3.06060606060606" calcext:value-type="float">
            <text:p>3.06060606060606</text:p>
          </table:table-cell>
          <table:table-cell table:formula="of:=[.K6]/[.D6]" office:value-type="float" office:value="0.0956439393939394" calcext:value-type="float">
            <text:p>0.0956439393939394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pi </text:p>
          </table:table-cell>
          <table:table-cell office:value-type="float" office:value="3.14159265358979" calcext:value-type="float">
            <text:p>3.14159265358979</text:p>
          </table:table-cell>
          <table:table-cell office:value-type="string" calcext:value-type="string">
            <text:p><text:s/>relative error </text:p>
          </table:table-cell>
          <table:table-cell office:value-type="float" office:value="2.83E-016" calcext:value-type="float">
            <text:p>2.83E-16</text:p>
          </table:table-cell>
          <table:table-cell office:value-type="string" calcext:value-type="string">
            <text:p><text:s/>time (sec) </text:p>
          </table:table-cell>
          <table:table-cell office:value-type="float" office:value="0.0138" calcext:value-type="float">
            <text:p>0.0138</text:p>
          </table:table-cell>
          <table:table-cell table:formula="of:=[$Sheet4.$J$1]/[.J7]" office:value-type="float" office:value="10.9782608695652" calcext:value-type="float">
            <text:p>10.9782608695652</text:p>
          </table:table-cell>
          <table:table-cell table:formula="of:=[.K7]/[.D7]" office:value-type="float" office:value="0.171535326086957" calcext:value-type="float">
            <text:p>0.171535326086957</text:p>
          </table:table-cell>
        </table:table-row>
        <table:table-row table:style-name="ro1" table:number-rows-repeated="104856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5" table:style-name="ta1">
        <table:shapes>
          <draw:frame draw:z-index="0" draw:style-name="gr1" draw:text-style-name="P1" svg:width="19.28cm" svg:height="11.892cm" svg:x="9.631cm" svg:y="7.135cm">
            <draw:object draw:notify-on-update-of-ranges="Sheet5.L1:Sheet5.L5 Sheet5.J1:Sheet5.J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p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pi </text:p>
          </table:table-cell>
          <table:table-cell office:value-type="float" office:value="3.14159265358977" calcext:value-type="float">
            <text:p>3.14159265358977</text:p>
          </table:table-cell>
          <table:table-cell office:value-type="string" calcext:value-type="string">
            <text:p><text:s/>relative error </text:p>
          </table:table-cell>
          <table:table-cell office:value-type="float" office:value="5.8E-015" calcext:value-type="float">
            <text:p>5.80E-15</text:p>
          </table:table-cell>
          <table:table-cell office:value-type="string" calcext:value-type="string">
            <text:p><text:s/>time (sec) </text:p>
          </table:table-cell>
          <table:table-cell office:value-type="float" office:value="1.2294" calcext:value-type="float">
            <text:p>1.2294</text:p>
          </table:table-cell>
          <table:table-cell office:value-type="string" calcext:value-type="string">
            <text:p>Ntask-per-no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p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pi </text:p>
          </table:table-cell>
          <table:table-cell office:value-type="float" office:value="3.14159265358977" calcext:value-type="float">
            <text:p>3.14159265358977</text:p>
          </table:table-cell>
          <table:table-cell office:value-type="string" calcext:value-type="string">
            <text:p><text:s/>relative error </text:p>
          </table:table-cell>
          <table:table-cell office:value-type="float" office:value="5.94E-015" calcext:value-type="float">
            <text:p>5.94E-15</text:p>
          </table:table-cell>
          <table:table-cell office:value-type="string" calcext:value-type="string">
            <text:p><text:s/>time (sec) </text:p>
          </table:table-cell>
          <table:table-cell office:value-type="float" office:value="1.2239" calcext:value-type="float">
            <text:p>1.2239</text:p>
          </table:table-cell>
          <table:table-cell office:value-type="string" calcext:value-type="string">
            <text:p>Ntask-per-no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p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pi </text:p>
          </table:table-cell>
          <table:table-cell office:value-type="float" office:value="3.14159265358977" calcext:value-type="float">
            <text:p>3.14159265358977</text:p>
          </table:table-cell>
          <table:table-cell office:value-type="string" calcext:value-type="string">
            <text:p><text:s/>relative error </text:p>
          </table:table-cell>
          <table:table-cell office:value-type="float" office:value="5.94E-015" calcext:value-type="float">
            <text:p>5.94E-15</text:p>
          </table:table-cell>
          <table:table-cell office:value-type="string" calcext:value-type="string">
            <text:p><text:s/>time (sec) </text:p>
          </table:table-cell>
          <table:table-cell office:value-type="float" office:value="1.2223" calcext:value-type="float">
            <text:p>1.2223</text:p>
          </table:table-cell>
          <table:table-cell office:value-type="string" calcext:value-type="string">
            <text:p>Ntask-per-nod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p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pi </text:p>
          </table:table-cell>
          <table:table-cell office:value-type="float" office:value="3.14159265358977" calcext:value-type="float">
            <text:p>3.14159265358977</text:p>
          </table:table-cell>
          <table:table-cell office:value-type="string" calcext:value-type="string">
            <text:p><text:s/>relative error </text:p>
          </table:table-cell>
          <table:table-cell office:value-type="float" office:value="5.94E-015" calcext:value-type="float">
            <text:p>5.94E-15</text:p>
          </table:table-cell>
          <table:table-cell office:value-type="string" calcext:value-type="string">
            <text:p><text:s/>time (sec) </text:p>
          </table:table-cell>
          <table:table-cell office:value-type="float" office:value="1.2142" calcext:value-type="float">
            <text:p>1.2142</text:p>
          </table:table-cell>
          <table:table-cell office:value-type="string" calcext:value-type="string">
            <text:p>Ntask-per-nod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<text:s/>p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pi </text:p>
          </table:table-cell>
          <table:table-cell office:value-type="float" office:value="3.14159265358977" calcext:value-type="float">
            <text:p>3.14159265358977</text:p>
          </table:table-cell>
          <table:table-cell office:value-type="string" calcext:value-type="string">
            <text:p><text:s/>relative error </text:p>
          </table:table-cell>
          <table:table-cell office:value-type="float" office:value="5.94E-015" calcext:value-type="float">
            <text:p>5.94E-15</text:p>
          </table:table-cell>
          <table:table-cell office:value-type="string" calcext:value-type="string">
            <text:p><text:s/>time (sec) </text:p>
          </table:table-cell>
          <table:table-cell office:value-type="float" office:value="1.2167" calcext:value-type="float">
            <text:p>1.2167</text:p>
          </table:table-cell>
          <table:table-cell office:value-type="string" calcext:value-type="string">
            <text:p>Ntask-per-node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Sheet6" table:style-name="ta1">
        <table:shapes>
          <draw:frame draw:z-index="0" draw:style-name="gr1" draw:text-style-name="P1" svg:width="20.622cm" svg:height="11.259cm" svg:x="0.519cm" svg:y="7.587cm">
            <draw:object draw:notify-on-update-of-ranges="Sheet6.B1:Sheet6.B4 Sheet6.K1:Sheet6.K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21.874cm" svg:height="12.584cm" svg:x="24.288cm" svg:y="8.188cm">
            <draw:object draw:notify-on-update-of-ranges="Sheet6.B1:Sheet6.B4 Sheet6.H1:Sheet6.H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0" table:default-cell-style-name="Default"/>
        <table:table-column table:style-name="co1" table:default-cell-style-name="ce1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pi </text:p>
          </table:table-cell>
          <table:table-cell office:value-type="float" office:value="3.14159265358979" calcext:value-type="float">
            <text:p>3.14159265358979</text:p>
          </table:table-cell>
          <table:table-cell office:value-type="string" calcext:value-type="string">
            <text:p><text:s/>relative error </text:p>
          </table:table-cell>
          <table:table-cell office:value-type="float" office:value="2.83E-016" calcext:value-type="float">
            <text:p>2.83E-16</text:p>
          </table:table-cell>
          <table:table-cell office:value-type="string" calcext:value-type="string">
            <text:p><text:s/>time (sec) </text:p>
          </table:table-cell>
          <table:table-cell office:value-type="float" office:value="0.0134" calcext:value-type="float">
            <text:p>0.0134</text:p>
          </table:table-cell>
          <table:table-cell table:formula="of:=[.J5]/[.J1]" office:value-type="float" office:value="11.3432835820896" calcext:value-type="float">
            <text:p>11.3432835820896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/>p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pi </text:p>
          </table:table-cell>
          <table:table-cell office:value-type="float" office:value="3.14159265358988" calcext:value-type="float">
            <text:p>3.14159265358988</text:p>
          </table:table-cell>
          <table:table-cell office:value-type="string" calcext:value-type="string">
            <text:p><text:s/>relative error </text:p>
          </table:table-cell>
          <table:table-cell office:value-type="float" office:value="0.0000000000000262" calcext:value-type="float">
            <text:p>2.62E-14</text:p>
          </table:table-cell>
          <table:table-cell office:value-type="string" calcext:value-type="string">
            <text:p><text:s/>time (sec) </text:p>
          </table:table-cell>
          <table:table-cell office:value-type="float" office:value="0.0008" calcext:value-type="float">
            <text:p>0.0008</text:p>
          </table:table-cell>
          <table:table-cell table:formula="of:=[.J6]/[.J2]" office:value-type="float" office:value="2.375" calcext:value-type="float">
            <text:p>2.375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p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pi </text:p>
          </table:table-cell>
          <table:table-cell office:value-type="float" office:value="3.14159265442313" calcext:value-type="float">
            <text:p>3.14159265442313</text:p>
          </table:table-cell>
          <table:table-cell office:value-type="string" calcext:value-type="string">
            <text:p><text:s/>relative error </text:p>
          </table:table-cell>
          <table:table-cell office:value-type="float" office:value="0.000000000265" calcext:value-type="float">
            <text:p>2.65E-10</text:p>
          </table:table-cell>
          <table:table-cell office:value-type="string" calcext:value-type="string">
            <text:p><text:s/>time (sec) </text:p>
          </table:table-cell>
          <table:table-cell office:value-type="float" office:value="0.0003" calcext:value-type="float">
            <text:p>0.0003</text:p>
          </table:table-cell>
          <table:table-cell table:formula="of:=[.J7]/[.J3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p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pi </text:p>
          </table:table-cell>
          <table:table-cell office:value-type="float" office:value="3.14160098692312" calcext:value-type="float">
            <text:p>3.14160098692312</text:p>
          </table:table-cell>
          <table:table-cell office:value-type="string" calcext:value-type="string">
            <text:p><text:s/>relative error </text:p>
          </table:table-cell>
          <table:table-cell office:value-type="float" office:value="0.00000265" calcext:value-type="float">
            <text:p>2.65E-06</text:p>
          </table:table-cell>
          <table:table-cell office:value-type="string" calcext:value-type="string">
            <text:p><text:s/>time (sec) </text:p>
          </table:table-cell>
          <table:table-cell office:value-type="float" office:value="0.0003" calcext:value-type="float">
            <text:p>0.0003</text:p>
          </table:table-cell>
          <table:table-cell table:formula="of:=[.J8]/[.J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i </text:p>
          </table:table-cell>
          <table:table-cell office:value-type="float" office:value="3.14159265359043" calcext:value-type="float">
            <text:p>3.14159265359043</text:p>
          </table:table-cell>
          <table:table-cell office:value-type="string" calcext:value-type="string">
            <text:p><text:s/>relative error </text:p>
          </table:table-cell>
          <table:table-cell office:value-type="float" office:value="0.000000000000202" calcext:value-type="float">
            <text:p>2.02E-13</text:p>
          </table:table-cell>
          <table:table-cell office:value-type="string" calcext:value-type="string">
            <text:p><text:s/>time (sec) </text:p>
          </table:table-cell>
          <table:table-cell office:value-type="float" office:value="0.152" calcext:value-type="float">
            <text:p>0.152</text:p>
          </table:table-cell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i </text:p>
          </table:table-cell>
          <table:table-cell office:value-type="float" office:value="3.14159265358976" calcext:value-type="float">
            <text:p>3.14159265358976</text:p>
          </table:table-cell>
          <table:table-cell office:value-type="string" calcext:value-type="string">
            <text:p><text:s/>relative error </text:p>
          </table:table-cell>
          <table:table-cell office:value-type="float" office:value="9.19E-015" calcext:value-type="float">
            <text:p>9.19E-15</text:p>
          </table:table-cell>
          <table:table-cell office:value-type="string" calcext:value-type="string">
            <text:p><text:s/>time (sec) 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i </text:p>
          </table:table-cell>
          <table:table-cell office:value-type="float" office:value="3.14159265442313" calcext:value-type="float">
            <text:p>3.14159265442313</text:p>
          </table:table-cell>
          <table:table-cell office:value-type="string" calcext:value-type="string">
            <text:p><text:s/>relative error </text:p>
          </table:table-cell>
          <table:table-cell office:value-type="float" office:value="0.000000000265" calcext:value-type="float">
            <text:p>2.65E-10</text:p>
          </table:table-cell>
          <table:table-cell office:value-type="string" calcext:value-type="string">
            <text:p><text:s/>time (sec) </text:p>
          </table:table-cell>
          <table:table-cell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i </text:p>
          </table:table-cell>
          <table:table-cell office:value-type="float" office:value="3.14160098692313" calcext:value-type="float">
            <text:p>3.14160098692313</text:p>
          </table:table-cell>
          <table:table-cell office:value-type="string" calcext:value-type="string">
            <text:p><text:s/>relative error </text:p>
          </table:table-cell>
          <table:table-cell office:value-type="float" office:value="0.00000265" calcext:value-type="float">
            <text:p>2.65E-06</text:p>
          </table:table-cell>
          <table:table-cell office:value-type="string" calcext:value-type="string">
            <text:p><text:s/>time (sec) </text:p>
          </table:table-cell>
          <table:table-cell office:value-type="float" office:value="0.0001" calcext:value-type="float">
            <text:p>0.0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 style:data-style-name="N2" text:time-value="20:56:28.4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5:18:46.854000000</meta:creation-date>
    <dc:date>2022-09-13T21:16:03.836000000</dc:date>
    <meta:editing-duration>PT56M6S</meta:editing-duration>
    <meta:editing-cycles>4</meta:editing-cycles>
    <meta:generator>LibreOffice/7.3.2.2$Windows_X86_64 LibreOffice_project/49f2b1bff42cfccbd8f788c8dc32c1c309559be0</meta:generator>
    <meta:document-statistic meta:table-count="6" meta:cell-count="606" meta:object-count="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18cm" svg:height="13.278cm" xlink:href=".." xlink:type="simple" chart:class="chart:scatter" chart:style-name="ch1">
        <chart:title svg:x="8.215cm" svg:y="0.401cm" chart:style-name="ch2">
          <text:p>Time Taken vs #Threads</text:p>
        </chart:title>
        <chart:plot-area chart:style-name="ch3" table:cell-range-address="Sheet1.D1:Sheet1.D14 Sheet1.J1:Sheet1.J14" svg:x="1.441cm" svg:y="1.445cm" svg:width="19.647cm" svg:height="10.587cm">
          <chart:coordinate-region svg:x="2.168cm" svg:y="1.644cm" svg:width="18.455cm" svg:height="9.741cm"/>
          <chart:axis chart:dimension="x" chart:name="primary-x" chart:style-name="ch4">
            <chart:title svg:x="10.519cm" svg:y="12.297cm" chart:style-name="ch5">
              <text:p>#Thread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774cm" chart:style-name="ch9">
              <text:p>Time taken(s)</text:p>
            </chart:title>
            <chart:grid chart:style-name="ch6" chart:class="major"/>
          </chart:axis>
          <chart:series chart:style-name="ch10" chart:values-cell-range-address="Sheet1.J1:Sheet1.J14" chart:class="chart:scatter">
            <chart:domain table:cell-range-address="Sheet1.D1:Sheet1.D14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1:Sheet1.D14</svg:desc>
                </draw:g>
              </table:table-cell>
              <table:table-cell office:value-type="float" office:value="1.285">
                <text:p>1.285</text:p>
                <draw:g>
                  <svg:desc>Sheet1.J1:Sheet1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473">
                <text:p>0.6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258">
                <text:p>0.3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657">
                <text:p>0.1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458">
                <text:p>0.0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32">
                <text:p>0.0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73">
                <text:p>0.0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0673">
                <text:p>0.0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1302">
                <text:p>0.1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2684">
                <text:p>0.2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75cm" svg:height="12.585cm" xlink:href=".." xlink:type="simple" chart:class="chart:scatter" chart:style-name="ch1">
        <chart:title svg:x="9.306cm" svg:y="0.387cm" chart:style-name="ch2">
          <text:p>Error vs #Trials</text:p>
        </chart:title>
        <chart:plot-area chart:style-name="ch3" table:cell-range-address="Sheet6.B1:Sheet6.B4 Sheet6.H1:Sheet6.H4" svg:x="1.448cm" svg:y="1.417cm" svg:width="19.99cm" svg:height="9.936cm">
          <chart:coordinate-region svg:x="3.075cm" svg:y="1.617cm" svg:width="17.528cm" svg:height="9.089cm"/>
          <chart:axis chart:dimension="x" chart:name="primary-x" chart:style-name="ch4">
            <chart:title svg:x="10.896cm" svg:y="11.604cm" chart:style-name="ch5">
              <text:p>#Trial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799cm" chart:style-name="ch9">
              <text:p>Error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6.H1:Sheet6.H4" chart:class="chart:scatter">
            <chart:domain table:cell-range-address="Sheet6.B1:Sheet6.B4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Sheet6.B1:Sheet6.B4</svg:desc>
                </draw:g>
              </table:table-cell>
              <table:table-cell office:value-type="float" office:value="2.83E-016">
                <text:p>2.83E-016</text:p>
                <draw:g>
                  <svg:desc>Sheet6.H1:Sheet6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00000000262">
                <text:p>0.0000000000000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00000265">
                <text:p>0.000000000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000265">
                <text:p>0.000002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91cm" svg:height="12.856cm" xlink:href=".." xlink:type="simple" chart:class="chart:scatter" chart:style-name="ch1">
        <chart:title svg:x="8.455cm" svg:y="0.393cm" chart:style-name="ch2">
          <text:p>Speedup vs #Threads</text:p>
        </chart:title>
        <chart:plot-area chart:style-name="ch3" table:cell-range-address="Sheet1.D1:Sheet1.D14 Sheet1.K1:Sheet1.K14" svg:x="1.438cm" svg:y="1.429cm" svg:width="19.526cm" svg:height="10.189cm">
          <chart:coordinate-region svg:x="2.059cm" svg:y="1.628cm" svg:width="18.44cm" svg:height="9.343cm"/>
          <chart:axis chart:dimension="x" chart:name="primary-x" chart:style-name="ch4">
            <chart:title svg:x="10.456cm" svg:y="11.875cm" chart:style-name="ch5">
              <text:p>#Thread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242cm" chart:style-name="ch9">
              <text:p>Speedup</text:p>
            </chart:title>
            <chart:grid chart:style-name="ch6" chart:class="major"/>
          </chart:axis>
          <chart:series chart:style-name="ch10" chart:values-cell-range-address="Sheet1.K1:Sheet1.K14" chart:class="chart:scatter">
            <chart:domain table:cell-range-address="Sheet1.D1:Sheet1.D14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1:Sheet1.D14</svg:desc>
                </draw:g>
              </table:table-cell>
              <table:table-cell office:value-type="float" office:value="1">
                <text:p>1</text:p>
                <draw:g>
                  <svg:desc>Sheet1.K1:Sheet1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516916422061">
                <text:p>1.98516916422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4413750767342">
                <text:p>3.94413750767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75497887748944">
                <text:p>7.75497887748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9941656942824">
                <text:p>14.9941656942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8.056768558952">
                <text:p>28.05676855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9.7453703703704">
                <text:p>29.7453703703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4.4504021447721">
                <text:p>34.4504021447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4.7297297297297">
                <text:p>34.7297297297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33.7270341207349">
                <text:p>33.7270341207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31.8069306930693">
                <text:p>31.8069306930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9.0936106983655">
                <text:p>19.0936106983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9.86943164362519">
                <text:p>9.86943164362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4.7876304023845">
                <text:p>4.78763040238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38cm" svg:height="11.291cm" xlink:href=".." xlink:type="simple" chart:class="chart:scatter" chart:style-name="ch1">
        <chart:title svg:x="7.36cm" svg:y="0.361cm" chart:style-name="ch2">
          <text:p>Efficiency vs #Threads</text:p>
        </chart:title>
        <chart:plot-area chart:style-name="ch3" table:cell-range-address="Sheet1.D1:Sheet1.D14 Sheet1.L1:Sheet1.L14" svg:x="1.399cm" svg:y="1.365cm" svg:width="17.651cm" svg:height="8.72cm">
          <chart:coordinate-region svg:x="2.126cm" svg:y="1.565cm" svg:width="16.459cm" svg:height="7.873cm"/>
          <chart:axis chart:dimension="x" chart:name="primary-x" chart:style-name="ch4">
            <chart:title svg:x="9.479cm" svg:y="10.31cm" chart:style-name="ch5">
              <text:p>#Thread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47cm" chart:style-name="ch9">
              <text:p>Efficiency</text:p>
            </chart:title>
            <chart:grid chart:style-name="ch6" chart:class="major"/>
          </chart:axis>
          <chart:series chart:style-name="ch10" chart:values-cell-range-address="Sheet1.L1:Sheet1.L14" chart:class="chart:scatter">
            <chart:domain table:cell-range-address="Sheet1.D1:Sheet1.D14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1:Sheet1.D14</svg:desc>
                </draw:g>
              </table:table-cell>
              <table:table-cell office:value-type="float" office:value="1">
                <text:p>1</text:p>
                <draw:g>
                  <svg:desc>Sheet1.L1:Sheet1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2584582110304">
                <text:p>0.992584582110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86034376918355">
                <text:p>0.986034376918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6937235968618">
                <text:p>0.96937235968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37135355892649">
                <text:p>0.937135355892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876774017467249">
                <text:p>0.876774017467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464771412037037">
                <text:p>0.46477141203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269143766756032">
                <text:p>0.269143766756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135663006756757">
                <text:p>0.135663006756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658731135170604">
                <text:p>0.0658731135170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310614557549505">
                <text:p>0.0310614557549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00932305209881129">
                <text:p>0.00932305209881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00240952920986943">
                <text:p>0.002409529209869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000584427539353577">
                <text:p>0.0005844275393535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3cm" svg:height="13.488cm" xlink:href=".." xlink:type="simple" chart:class="chart:scatter" chart:style-name="ch1">
        <chart:title svg:x="8.285cm" svg:y="0.405cm" chart:style-name="ch2">
          <text:p>Error vs #Trials</text:p>
        </chart:title>
        <chart:plot-area chart:style-name="ch3" table:cell-range-address="Sheet3.B1:Sheet3.B7 Sheet3.H1:Sheet3.H7" svg:x="1.407cm" svg:y="1.453cm" svg:width="18.03cm" svg:height="10.785cm">
          <chart:coordinate-region svg:x="3.06cm" svg:y="1.653cm" svg:width="15.449cm" svg:height="9.938cm"/>
          <chart:axis chart:dimension="x" chart:name="primary-x" chart:style-name="ch4">
            <chart:title svg:x="10.008cm" svg:y="12.507cm" chart:style-name="ch5">
              <text:p>Error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392cm" chart:style-name="ch9">
              <text:p>#Trial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3.H1:Sheet3.H7" chart:class="chart:scatter">
            <chart:domain table:cell-range-address="Sheet3.B1:Sheet3.B7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3.B1:Sheet3.B7</svg:desc>
                </draw:g>
              </table:table-cell>
              <table:table-cell office:value-type="float" office:value="0.0476">
                <text:p>0.0476</text:p>
                <draw:g>
                  <svg:desc>Sheet3.H1:Sheet3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0429">
                <text:p>0.00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">
                <text:p>100000000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0">
                <text:p>1000000000</text:p>
              </table:table-cell>
              <table:table-cell office:value-type="float" office:value="0.00000804">
                <text:p>0.000008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24cm" svg:height="10.237cm" xlink:href=".." xlink:type="simple" chart:class="chart:scatter" chart:style-name="ch1">
        <chart:title svg:x="6.133cm" svg:y="0.34cm" chart:style-name="ch2">
          <text:p>Time taken vs #Processes</text:p>
        </chart:title>
        <chart:plot-area chart:style-name="ch3" table:cell-range-address="Sheet4.D1:Sheet4.D7 Sheet4.J1:Sheet4.J7" svg:x="1.365cm" svg:y="1.323cm" svg:width="16.005cm" svg:height="7.729cm">
          <chart:coordinate-region svg:x="2.277cm" svg:y="1.523cm" svg:width="14.813cm" svg:height="6.882cm"/>
          <chart:axis chart:dimension="x" chart:name="primary-x" chart:style-name="ch4">
            <chart:title svg:x="8.463cm" svg:y="9.256cm" chart:style-name="ch5">
              <text:p>#Processe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223cm" chart:style-name="ch9">
              <text:p>Time taken(s)</text:p>
            </chart:title>
            <chart:grid chart:style-name="ch6" chart:class="major"/>
          </chart:axis>
          <chart:series chart:style-name="ch10" chart:values-cell-range-address="Sheet4.J1:Sheet4.J7" chart:class="chart:scatter">
            <chart:domain table:cell-range-address="Sheet4.D1:Sheet4.D7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D1:Sheet4.D7</svg:desc>
                </draw:g>
              </table:table-cell>
              <table:table-cell office:value-type="float" office:value="0.1515">
                <text:p>0.1515</text:p>
                <draw:g>
                  <svg:desc>Sheet4.J1:Sheet4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904">
                <text:p>0.3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971">
                <text:p>0.1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152">
                <text:p>0.1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649">
                <text:p>0.0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138">
                <text:p>0.01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12cm" svg:height="10.919cm" xlink:href=".." xlink:type="simple" chart:class="chart:scatter" chart:style-name="ch1">
        <chart:title svg:x="7.215cm" svg:y="0.354cm" chart:style-name="ch2">
          <text:p>Speedup vs #Processes</text:p>
        </chart:title>
        <chart:plot-area chart:style-name="ch3" table:cell-range-address="Sheet4.D1:Sheet4.D7 Sheet4.K1:Sheet4.K7" svg:x="1.399cm" svg:y="1.351cm" svg:width="17.625cm" svg:height="8.369cm">
          <chart:coordinate-region svg:x="2.02cm" svg:y="1.55cm" svg:width="16.724cm" svg:height="7.523cm"/>
          <chart:axis chart:dimension="x" chart:name="primary-x" chart:style-name="ch4">
            <chart:title svg:x="9.307cm" svg:y="9.938cm" chart:style-name="ch5">
              <text:p>#Processe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254cm" chart:style-name="ch9">
              <text:p>Speedup</text:p>
            </chart:title>
            <chart:grid chart:style-name="ch6" chart:class="major"/>
          </chart:axis>
          <chart:series chart:style-name="ch10" chart:values-cell-range-address="Sheet4.K1:Sheet4.K7" chart:class="chart:scatter">
            <chart:domain table:cell-range-address="Sheet4.D1:Sheet4.D7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D1:Sheet4.D7</svg:desc>
                </draw:g>
              </table:table-cell>
              <table:table-cell office:value-type="float" office:value="1">
                <text:p>1</text:p>
                <draw:g>
                  <svg:desc>Sheet4.K1:Sheet4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88063524590164">
                <text:p>0.388063524590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68645357686454">
                <text:p>0.768645357686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31510416666667">
                <text:p>1.3151041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33436055469954">
                <text:p>2.33436055469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06060606060606">
                <text:p>3.06060606060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0.9782608695652">
                <text:p>10.97826086956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9cm" svg:y="0.316cm" chart:style-name="ch2">
          <text:p>Efficiency vs #Processes</text:p>
        </chart:title>
        <chart:plot-area chart:style-name="ch3" table:cell-range-address="Sheet4.D1:Sheet4.D7 Sheet4.L1:Sheet4.L7" svg:x="1.331cm" svg:y="1.275cm" svg:width="14.349cm" svg:height="6.564cm">
          <chart:coordinate-region svg:x="2.058cm" svg:y="1.475cm" svg:width="13.342cm" svg:height="5.717cm"/>
          <chart:axis chart:dimension="x" chart:name="primary-x" chart:style-name="ch4">
            <chart:title svg:x="7.601cm" svg:y="8.019cm" chart:style-name="ch5">
              <text:p>#Processe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302cm" chart:style-name="ch9">
              <text:p>Efficiency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4.L1:Sheet4.L7" chart:class="chart:scatter">
            <chart:domain table:cell-range-address="Sheet4.D1:Sheet4.D7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D1:Sheet4.D7</svg:desc>
                </draw:g>
              </table:table-cell>
              <table:table-cell office:value-type="float" office:value="1">
                <text:p>1</text:p>
                <draw:g>
                  <svg:desc>Sheet4.L1:Sheet4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94031762295082">
                <text:p>0.194031762295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92161339421613">
                <text:p>0.192161339421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64388020833333">
                <text:p>0.1643880208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45897534668721">
                <text:p>0.145897534668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956439393939394">
                <text:p>0.0956439393939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71535326086957">
                <text:p>0.1715353260869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1cm" svg:height="11.893cm" xlink:href=".." xlink:type="simple" chart:class="chart:scatter" chart:column-mapping="1 0" chart:style-name="ch1">
        <chart:title svg:x="6.527cm" svg:y="0.373cm" chart:style-name="ch2">
          <text:p>Time taken vs Tasks-per-node</text:p>
        </chart:title>
        <chart:plot-area chart:style-name="ch3" table:cell-range-address="Sheet5.L1:Sheet5.L5 Sheet5.J1:Sheet5.J5" svg:x="1.396cm" svg:y="1.389cm" svg:width="17.5cm" svg:height="9.286cm">
          <chart:coordinate-region svg:x="2.494cm" svg:y="1.589cm" svg:width="16.215cm" svg:height="8.439cm"/>
          <chart:axis chart:dimension="x" chart:name="primary-x" chart:style-name="ch4">
            <chart:title svg:x="8.951cm" svg:y="10.912cm" chart:style-name="ch5">
              <text:p>Tasks-per-node</text:p>
            </chart:title>
            <chart:grid chart:style-name="ch6" chart:class="major"/>
          </chart:axis>
          <chart:axis chart:dimension="y" chart:name="primary-y" chart:style-name="ch7">
            <chart:title svg:x="0.451cm" svg:y="6.936cm" chart:style-name="ch8">
              <text:p>Time Taken</text:p>
            </chart:title>
            <chart:grid chart:style-name="ch6" chart:class="major"/>
          </chart:axis>
          <chart:series chart:style-name="ch9" chart:values-cell-range-address="Sheet5.J1:Sheet5.J5" chart:class="chart:scatter">
            <chart:domain table:cell-range-address="Sheet5.L1:Sheet5.L5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5.L1:Sheet5.L5</svg:desc>
                </draw:g>
              </table:table-cell>
              <table:table-cell office:value-type="float" office:value="1.2294">
                <text:p>1.2294</text:p>
                <draw:g>
                  <svg:desc>Sheet5.J1:Sheet5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2239">
                <text:p>1.2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2223">
                <text:p>1.2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.2142">
                <text:p>1.2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.2167">
                <text:p>1.21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23cm" svg:height="11.26cm" xlink:href=".." xlink:type="simple" chart:class="chart:scatter" chart:style-name="ch1">
        <chart:title svg:x="8.323cm" svg:y="0.361cm" chart:style-name="ch2">
          <text:p>Speedup vs #Trials</text:p>
        </chart:title>
        <chart:plot-area chart:style-name="ch3" table:cell-range-address="Sheet6.B1:Sheet6.B4 Sheet6.K1:Sheet6.K4" svg:x="1.423cm" svg:y="1.365cm" svg:width="18.788cm" svg:height="8.689cm">
          <chart:coordinate-region svg:x="2.044cm" svg:y="1.564cm" svg:width="17.332cm" svg:height="7.843cm"/>
          <chart:axis chart:dimension="x" chart:name="primary-x" chart:style-name="ch4">
            <chart:title svg:x="10.27cm" svg:y="10.279cm" chart:style-name="ch5">
              <text:p>#Trial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428cm" chart:style-name="ch9">
              <text:p>Speedup</text:p>
            </chart:title>
            <chart:grid chart:style-name="ch6" chart:class="major"/>
          </chart:axis>
          <chart:series chart:style-name="ch10" chart:values-cell-range-address="Sheet6.K1:Sheet6.K4" chart:class="chart:scatter">
            <chart:domain table:cell-range-address="Sheet6.B1:Sheet6.B4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Sheet6.B1:Sheet6.B4</svg:desc>
                </draw:g>
              </table:table-cell>
              <table:table-cell office:value-type="float" office:value="11.3432835820896">
                <text:p>11.3432835820896</text:p>
                <draw:g>
                  <svg:desc>Sheet6.K1:Sheet6.K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